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9908"/>
    </style:style>
    <style:style style:name="P2" style:family="paragraph" style:parent-style-name="Text_20_body">
      <style:text-properties style:font-name="Liberation Serif" fo:font-size="12pt" officeooo:paragraph-rsid="000c9908" style:font-size-asian="12pt" style:font-size-complex="12pt"/>
    </style:style>
    <style:style style:name="P3" style:family="paragraph" style:parent-style-name="Text_20_body">
      <style:text-properties style:font-name="Liberation Serif" fo:font-size="12pt" officeooo:paragraph-rsid="002cd9ff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03c4590" officeooo:paragraph-rsid="003c4590" style:font-size-asian="12pt" style:font-size-complex="12pt"/>
    </style:style>
    <style:style style:name="P5" style:family="paragraph" style:parent-style-name="Text_20_body">
      <style:text-properties style:font-name="Liberation Serif" fo:font-size="12pt" officeooo:rsid="003c4590" officeooo:paragraph-rsid="003e2230" style:font-size-asian="12pt" style:font-size-complex="12pt"/>
    </style:style>
    <style:style style:name="P6" style:family="paragraph" style:parent-style-name="Text_20_body">
      <style:text-properties style:font-name="Liberation Serif" fo:font-size="12pt" officeooo:rsid="00414ac0" officeooo:paragraph-rsid="00414ac0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461e10" officeooo:paragraph-rsid="00461e10" style:font-size-asian="12pt" style:font-size-complex="12pt"/>
    </style:style>
    <style:style style:name="P8" style:family="paragraph" style:parent-style-name="Text_20_body">
      <style:text-properties style:font-name="Liberation Serif" fo:font-size="12pt" fo:font-weight="bold" officeooo:paragraph-rsid="000aed31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Liberation Serif" fo:font-size="12pt" fo:font-weight="bold" officeooo:rsid="003c4590" officeooo:paragraph-rsid="00543039" style:font-size-asian="12pt" style:font-weight-asian="bold" style:font-size-complex="12pt" style:font-weight-complex="bold"/>
    </style:style>
    <style:style style:name="P10" style:family="paragraph" style:parent-style-name="Text_20_body">
      <style:text-properties officeooo:paragraph-rsid="002cd9ff"/>
    </style:style>
    <style:style style:name="P11" style:family="paragraph" style:parent-style-name="Preformatted_20_Text">
      <style:text-properties style:font-name="Liberation Serif" fo:font-size="12pt" style:font-size-asian="12pt" style:font-size-complex="12pt"/>
    </style:style>
    <style:style style:name="P12" style:family="paragraph" style:parent-style-name="Preformatted_20_Text">
      <style:paragraph-properties fo:margin-left="1cm" fo:margin-right="1cm" fo:text-indent="0cm" style:auto-text-indent="false"/>
    </style:style>
    <style:style style:name="P13" style:family="paragraph" style:parent-style-name="Preformatted_20_Text">
      <style:paragraph-properties fo:margin-left="1cm" fo:margin-right="1cm" fo:text-indent="0cm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Preformatted_20_Text">
      <style:paragraph-properties fo:margin-left="1cm" fo:margin-right="1cm" fo:text-indent="0cm" style:auto-text-indent="false"/>
      <style:text-properties style:font-name="Liberation Serif" fo:font-size="12pt" officeooo:paragraph-rsid="000aed31" style:font-size-asian="12pt" style:font-size-complex="12pt"/>
    </style:style>
    <style:style style:name="P15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8" style:family="paragraph" style:parent-style-name="Heading_20_2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14e986" officeooo:paragraph-rsid="000aed31" style:font-size-asian="12pt" style:font-size-complex="12pt"/>
    </style:style>
    <style:style style:name="P20" style:family="paragraph" style:parent-style-name="Standard">
      <style:text-properties fo:color="#000000" style:font-name="Liberation Serif" fo:font-size="12pt" officeooo:rsid="001fa034" officeooo:paragraph-rsid="000aed31" style:font-size-asian="12pt" style:font-size-complex="12pt"/>
    </style:style>
    <style:style style:name="P21" style:family="paragraph" style:parent-style-name="Standard">
      <style:text-properties fo:color="#000000" style:font-name="Liberation Serif" fo:font-size="12pt" officeooo:rsid="004d2487" officeooo:paragraph-rsid="000aed31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paragraph-rsid="000aed31" style:font-size-asian="12pt" style:font-size-complex="12pt"/>
    </style:style>
    <style:style style:name="P23" style:family="paragraph" style:parent-style-name="Standard">
      <style:text-properties officeooo:rsid="004d3e72" officeooo:paragraph-rsid="000aed31"/>
    </style:style>
    <style:style style:name="P24" style:family="paragraph" style:parent-style-name="Standard">
      <style:text-properties officeooo:paragraph-rsid="000aed31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officeooo:rsid="000aed31" officeooo:paragraph-rsid="000aed31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officeooo:rsid="000aed31" officeooo:paragraph-rsid="000aed31" style:font-size-asian="12pt" style:font-size-complex="12pt"/>
    </style:style>
    <style:style style:name="P27" style:family="paragraph" style:parent-style-name="Heading_20_2">
      <style:text-properties style:font-name="Liberation Serif" fo:font-size="12pt" fo:font-weight="bold" officeooo:paragraph-rsid="000c9908" style:font-size-asian="12pt" style:font-weight-asian="bold" style:font-size-complex="12pt" style:font-weight-complex="bold"/>
    </style:style>
    <style:style style:name="P28" style:family="paragraph" style:parent-style-name="Heading_20_4">
      <style:text-properties style:font-name="Liberation Serif" fo:font-size="12pt" fo:font-weight="bold" officeooo:paragraph-rsid="000c9908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iberation Serif" fo:font-size="12pt" fo:font-weight="bold" officeooo:rsid="0061f46d" officeooo:paragraph-rsid="000aed31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d2487" officeooo:paragraph-rsid="000aed31" style:font-size-asian="12pt" style:font-size-complex="12pt" loext:padding="0cm" loext:border="none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27454" officeooo:paragraph-rsid="000aed31" style:font-size-asian="12pt" style:font-size-complex="12pt" loext:padding="0cm" loext:border="none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76d9" officeooo:paragraph-rsid="000aed31" style:font-size-asian="12pt" style:font-size-complex="12pt" loext:padding="0cm" loext:border="none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63a74" officeooo:paragraph-rsid="000aed31" style:font-size-asian="12pt" style:font-weight-asian="bold" style:font-size-complex="12pt" style:font-weight-complex="bold" loext:padding="0cm" loext:border="none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65d93" officeooo:paragraph-rsid="000c9908" style:font-size-asian="12pt" style:font-weight-asian="bold" style:font-size-complex="12pt" style:font-weight-complex="bold" loext:padding="0cm" loext:border="none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2cd9ff" officeooo:paragraph-rsid="002cd9ff" style:font-size-asian="12pt" style:font-weight-asian="bold" style:font-size-complex="12pt" style:font-weight-complex="bold" loext:padding="0cm" loext:border="none"/>
    </style:style>
    <style:style style:name="P36" style:family="paragraph" style:parent-style-name="Text_20_body" style:list-style-name="L1"/>
    <style:style style:name="T1" style:family="text">
      <style:text-properties officeooo:rsid="000aed31"/>
    </style:style>
    <style:style style:name="T2" style:family="text">
      <style:text-properties fo:font-variant="normal" fo:text-transform="none" fo:letter-spacing="normal" fo:font-style="normal" fo:font-weight="normal" officeooo:rsid="004d2487" loext:padding="0cm" loext:border="none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50becf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62e2c2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527454" loext:padding="0cm" loext:border="none"/>
    </style:style>
    <style:style style:name="T7" style:family="text">
      <style:text-properties fo:font-variant="normal" fo:text-transform="none" fo:letter-spacing="normal" fo:font-style="normal" fo:font-weight="normal" officeooo:rsid="002676d9" loext:padding="0cm" loext:border="none"/>
    </style:style>
    <style:style style:name="T8" style:family="text">
      <style:text-properties fo:font-variant="normal" fo:text-transform="none" fo:letter-spacing="normal" fo:font-style="normal" fo:font-weight="bold" officeooo:rsid="0061f46d" style:font-weight-asian="bold" style:font-weight-complex="bold" loext:padding="0cm" loext:border="none"/>
    </style:style>
    <style:style style:name="T9" style:family="text">
      <style:text-properties fo:font-variant="normal" fo:text-transform="none" fo:letter-spacing="normal" fo:font-style="normal" fo:font-weight="bold" officeooo:rsid="00527454" style:font-weight-asian="bold" style:font-weight-complex="bold" loext:padding="0cm" loext:border="none"/>
    </style:style>
    <style:style style:name="T10" style:family="text">
      <style:text-properties fo:font-variant="normal" fo:text-transform="none" fo:letter-spacing="normal" fo:font-style="normal" fo:font-weight="bold" officeooo:rsid="004d2487" style:font-weight-asian="bold" style:font-weight-complex="bold" loext:padding="0cm" loext:border="none"/>
    </style:style>
    <style:style style:name="T11" style:family="text">
      <style:text-properties fo:font-variant="normal" fo:text-transform="none" fo:letter-spacing="normal" fo:font-style="normal" fo:font-weight="bold" officeooo:rsid="00163a74" style:font-weight-asian="bold" style:font-weight-complex="bold" loext:padding="0cm" loext:border="none"/>
    </style:style>
    <style:style style:name="T12" style:family="text">
      <style:text-properties fo:font-variant="normal" fo:text-transform="none" fo:letter-spacing="normal" fo:font-style="normal" officeooo:rsid="00163a74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527454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62e2c2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676d9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65d93" style:font-size-asian="12pt" style:font-weight-asian="bold" style:font-size-complex="12pt" style:font-weight-complex="bold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0c349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cd9ff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officeooo:rsid="0061f46d" style:font-size-asian="12pt" style:font-style-asian="normal" style:font-size-complex="12pt" style:font-style-complex="normal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fo:letter-spacing="normal" fo:font-style="normal" fo:font-weight="normal" officeooo:rsid="00163a74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fo:letter-spacing="normal" fo:font-style="normal" fo:font-weight="normal" officeooo:rsid="00165d93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fo:letter-spacing="normal" fo:font-style="normal" fo:font-weight="normal" officeooo:rsid="001a492c" style:font-weight-asian="bold" style:font-weight-complex="bold" loext:padding="0cm" loext:border="none"/>
    </style:style>
    <style:style style:name="T25" style:family="text">
      <style:text-properties fo:font-variant="normal" fo:text-transform="none" fo:color="#000000" fo:letter-spacing="normal" fo:font-style="normal" fo:font-weight="normal" officeooo:rsid="001ba53c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fo:letter-spacing="normal" fo:font-style="normal" fo:font-weight="normal" officeooo:rsid="002cd9ff" style:font-weight-asian="bold" style:font-weight-complex="bold" loext:padding="0cm" loext:border="none"/>
    </style:style>
    <style:style style:name="T27" style:family="text">
      <style:text-properties fo:font-variant="normal" fo:text-transform="none" fo:color="#000000" fo:letter-spacing="normal" fo:font-style="normal" officeooo:rsid="000aed31" loext:padding="0cm" loext:border="none"/>
    </style:style>
    <style:style style:name="T28" style:family="text">
      <style:text-properties fo:font-variant="normal" fo:text-transform="none" fo:color="#000000" fo:letter-spacing="normal" fo:font-style="normal" fo:font-weight="bold" officeooo:rsid="00163a74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fo:letter-spacing="normal" fo:font-style="normal" officeooo:rsid="002cd9ff" loext:padding="0cm" loext:border="none"/>
    </style:style>
    <style:style style:name="T30" style:family="text">
      <style:text-properties fo:font-variant="normal" fo:text-transform="none" fo:color="#000000" fo:letter-spacing="normal" fo:font-style="normal" officeooo:rsid="00165d93" loext:padding="0cm" loext:border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61f46d" style:font-weight-asian="bold" style:font-weight-complex="bold"/>
    </style:style>
    <style:style style:name="T33" style:family="text">
      <style:text-properties fo:font-weight="bold" officeooo:rsid="004d3e72" style:font-weight-asian="bold" style:font-weight-complex="bold"/>
    </style:style>
    <style:style style:name="T34" style:family="text">
      <style:text-properties officeooo:rsid="004d3e72"/>
    </style:style>
    <style:style style:name="T35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style:font-name="Liberation Serif" fo:font-size="12pt" fo:font-weight="bold" officeooo:rsid="0061f46d" style:font-size-asian="12pt" style:font-weight-asian="bold" style:font-size-complex="12pt" style:font-weight-complex="bold"/>
    </style:style>
    <style:style style:name="T37" style:family="text">
      <style:text-properties fo:color="#000000" style:font-name="Liberation Serif" fo:font-size="12pt" officeooo:rsid="0061f46d" style:font-size-asian="12pt" style:font-size-complex="12pt"/>
    </style:style>
    <style:style style:name="T38" style:family="text">
      <style:text-properties officeooo:rsid="0014e986"/>
    </style:style>
    <style:style style:name="T39" style:family="text">
      <style:text-properties officeooo:rsid="0061f46d"/>
    </style:style>
    <style:style style:name="T40" style:family="text">
      <style:text-properties officeooo:rsid="001fa034"/>
    </style:style>
    <style:style style:name="T41" style:family="text">
      <style:text-properties officeooo:rsid="000c9908"/>
    </style:style>
    <style:style style:name="T42" style:family="text">
      <style:text-properties officeooo:rsid="001a492c"/>
    </style:style>
    <style:style style:name="T43" style:family="text">
      <style:text-properties officeooo:rsid="001ba53c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fo:font-size="12pt" officeooo:rsid="000aed31" style:font-size-asian="12pt" style:font-size-complex="12pt"/>
    </style:style>
    <style:style style:name="T46" style:family="text">
      <style:text-properties style:font-name="Liberation Serif" fo:font-size="12pt" officeooo:rsid="001ba53c" style:font-size-asian="12pt" style:font-size-complex="12pt"/>
    </style:style>
    <style:style style:name="T47" style:family="text">
      <style:text-properties style:font-name="Liberation Serif" fo:font-size="12pt" officeooo:rsid="0020c349" style:font-size-asian="12pt" style:font-size-complex="12pt"/>
    </style:style>
    <style:style style:name="T48" style:family="text">
      <style:text-properties style:font-name="Liberation Serif" fo:font-size="12pt" officeooo:rsid="002d3344" style:font-size-asian="12pt" style:font-size-complex="12pt"/>
    </style:style>
    <style:style style:name="T49" style:family="text">
      <style:text-properties style:font-name="Liberation Serif" officeooo:rsid="001e8790"/>
    </style:style>
    <style:style style:name="T50" style:family="text">
      <style:text-properties officeooo:rsid="002cd9ff"/>
    </style:style>
    <style:style style:name="T51" style:family="text">
      <style:text-properties officeooo:rsid="003e2230"/>
    </style:style>
    <style:style style:name="T52" style:family="text">
      <style:text-properties officeooo:rsid="00604a7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DDING HOSTS TO KOLIDE<text:span text:style-name="T52">(Ubuntu)</text:span></text:p>
      <text:p text:style-name="P26"/>
      <text:p text:style-name="P26"><text:s text:c="6"/></text:p>
      <text:p text:style-name="P22"><text:span text:style-name="T32">1.</text:span><text:span text:style-name="T33">First </text:span><text:span text:style-name="T31">you should update and upgrade the packages on they system</text:span></text:p>
      <text:p text:style-name="P22"><text:span text:style-name="T34"><text:tab/>1. </text:span>sudo apt-get update &amp;&amp; sudo apt-get -y upgrade</text:p>
      <text:p text:style-name="P29"/>
      <text:p text:style-name="P23"><text:span text:style-name="T36">2</text:span><text:span text:style-name="T37">.</text:span><text:span text:style-name="T35">Now make sure you have </text:span><text:span text:style-name="Emphasis"><text:span text:style-name="T35">curl</text:span></text:span><text:span text:style-name="T35"> installed as it is required for the getting Golang installed</text:span></text:p>
      <text:p text:style-name="P22"><text:span text:style-name="T38"><text:tab/>1. </text:span>sudo apt-get install -y curl</text:p>
      <text:p text:style-name="P19"/>
      <text:p text:style-name="P19"><text:span text:style-name="T32">3</text:span><text:span text:style-name="T39">.</text:span><text:span text:style-name="T31">To install go</text:span></text:p>
      <text:p text:style-name="P19"><text:tab/>1. <text:span text:style-name="T40">sudo apt-get update</text:span></text:p>
      <text:p text:style-name="P20"><text:s text:c="2"/><text:tab/><text:span text:style-name="T38">2. </text:span>sudo apt-get -y upgrade</text:p>
      <text:p text:style-name="P20"><text:s text:c="2"/><text:tab/><text:span text:style-name="T38">3. </text:span>curl -O https://storage.googleapis.com/golang/go1.11.2.linux-amd64.tar.gz</text:p>
      <text:p text:style-name="P20"><text:span text:style-name="T38"><text:tab/>4. </text:span>tar -xvf go1.11.2.linux-amd64.tar.gz</text:p>
      <text:p text:style-name="P20"><text:span text:style-name="T38"><text:tab/>5. </text:span>sudo mv go /usr/local</text:p>
      <text:p text:style-name="P22"><text:span text:style-name="T40"><text:tab/>6.</text:span>Setting your $GOPATH is critical for getting things to work!</text:p>
      <text:p text:style-name="P22"><text:span text:style-name="T40"><text:tab/><text:tab/>1</text:span><text:span text:style-name="T2">.PATH="$HOME/bin:$HOME/.local/bin:$PATH"</text:span></text:p>
      <text:p text:style-name="P21"><text:span text:style-name="T3"><text:s text:c="2"/><text:tab/><text:tab/></text:span><text:span text:style-name="T4">2</text:span><text:span text:style-name="T3">.export PATH=$PATH:/usr/local/go/bin</text:span></text:p>
      <text:p text:style-name="P21"><text:span text:style-name="T3"><text:s text:c="2"/><text:tab/><text:tab/></text:span><text:span text:style-name="T4">3</text:span><text:span text:style-name="T3">.export GOPATH=$HOME/go</text:span></text:p>
      <text:p text:style-name="P30"/>
      <text:p text:style-name="P22"><text:span text:style-name="T8">4. </text:span><text:span text:style-name="T9">To Install build essentials i.e, yarn</text:span><text:span text:style-name="T10"> </text:span><text:span text:style-name="T9">and npm</text:span></text:p>
      <text:p text:style-name="P22"><text:span text:style-name="T3"><text:tab/></text:span><text:span text:style-name="T5">1.</text:span><text:span text:style-name="T3">The version of yarn installed by cmdtest is incorrect. If you have it installed remove it <text:tab/>and follow the instructions below:</text:span></text:p>
      <text:p text:style-name="P22"><text:span text:style-name="T2"><text:tab/><text:tab/></text:span><text:span text:style-name="T3">sudo apt-get purge --auto-remove cmdtest</text:span></text:p>
      <text:p text:style-name="P22"><text:span text:style-name="T6"><text:tab/></text:span><text:span text:style-name="T5">2</text:span><text:span text:style-name="T6">.sudo apt-get install build-essential npm</text:span></text:p>
      <text:p text:style-name="P24"><text:span text:style-name="T13"><text:tab/></text:span><text:span text:style-name="T14">3</text:span><text:span text:style-name="T13">.curl -sS </text:span><text:a xlink:type="simple" xlink:href="https://dl.yarnpkg.com/debian/pubkey.gpg" text:style-name="Internet_20_link" text:visited-style-name="Visited_20_Internet_20_Link">https://dl.yarnpkg.com/debian/pubkey.gpg</text:a><text:span text:style-name="T13"> | sudo apt-key add -</text:span></text:p>
      <text:p text:style-name="P24"><text:span text:style-name="T13"><text:tab/></text:span><text:span text:style-name="T14">4</text:span><text:span text:style-name="T13">.echo "deb </text:span><text:a xlink:type="simple" xlink:href="https://dl.yarnpkg.com/debian/" text:style-name="Internet_20_link" text:visited-style-name="Visited_20_Internet_20_Link">https://dl.yarnpkg.com/debian/</text:a><text:span text:style-name="T13"> stable main" | sudo tee /etc/apt/sources.list.d/yarn.list</text:span></text:p>
      <text:p text:style-name="P31"><text:tab/>4.sudo apt-get update &amp;&amp; sudo apt-get install yarn</text:p>
      <text:p text:style-name="P31"><text:tab/>The version of yarn that was installed after I ran through these steps was:</text:p>
      <text:p text:style-name="P22"><text:span text:style-name="T2"><text:tab/><text:tab/></text:span><text:span text:style-name="T3">yarn --version</text:span></text:p>
      <text:p text:style-name="P24"><text:span text:style-name="Emphasis"><text:span text:style-name="T19"/></text:span></text:p>
      <text:p text:style-name="P24"><text:span text:style-name="Emphasis"><text:span text:style-name="T19">5. </text:span></text:span><text:span text:style-name="Emphasis"><text:span text:style-name="T21">Node.js</text:span></text:span><text:span text:style-name="T20"> is also required. For me the version that was installed by default was v4.2.6 which is incompatible with fleet.</text:span></text:p>
      <text:p text:style-name="P32"><text:tab/><text:tab/>nodejs --version</text:p>
      <text:p text:style-name="P22"><text:span text:style-name="T7"><text:tab/></text:span><text:span text:style-name="T5">1.</text:span><text:span text:style-name="T7">To upgrade or install Node.js </text:span><text:span text:style-name="T6">8</text:span><text:span text:style-name="T7"> run the following commands:</text:span></text:p>
      <text:p text:style-name="P32"><text:tab/></text:p>
      <text:p text:style-name="P24"><text:span text:style-name="T15"><text:tab/> <text:s text:c="5"/></text:span><text:span text:style-name="T13">1.</text:span><text:span text:style-name="T15">curl -sL </text:span><text:a xlink:type="simple" xlink:href="https://deb.nodesource.com/setup_9.x" text:style-name="Internet_20_link" text:visited-style-name="Visited_20_Internet_20_Link">https://deb.nodesource.com/setup_9.x</text:a><text:span text:style-name="T15"> | sudo -E bash -</text:span></text:p>
      <text:p text:style-name="P32"/>
      <text:p text:style-name="P22"><text:span text:style-name="T7"><text:s text:c="18"/></text:span><text:span text:style-name="T6">2.sudo apt-get install -y nodejs</text:span></text:p>
      <text:p text:style-name="P31"/>
      <text:p text:style-name="P8"><text:span text:style-name="T27">6.</text:span><text:bookmark text:name="installing-kolide-launcher"/><text:span text:style-name="T12">Installing Kolide Launcher</text:span></text:p>
      <text:p text:style-name="P33"><text:tab/>We need to clone the Launcher repository:</text:p>
      <text:p text:style-name="P14"><text:tab/><text:span text:style-name="T1">1. mkdir -p $GOPATH/src/github.com/kolide</text:span></text:p>
      <text:p text:style-name="P14"><text:tab/><text:span text:style-name="T1">2. </text:span>cd $GOPATH/src/github.com/kolide</text:p>
      <text:p text:style-name="P12"><text:span text:style-name="T44"><text:tab/></text:span><text:span text:style-name="T45">3. </text:span><text:span text:style-name="T44">git clone </text:span><text:a xlink:type="simple" xlink:href="https://github.com/kolide/launcher.git" text:style-name="Internet_20_link" text:visited-style-name="Visited_20_Internet_20_Link"><text:span text:style-name="T44">https://github.com/kolide/launcher.git</text:span></text:a></text:p>
      <text:p text:style-name="P15"><text:tab/><text:span text:style-name="T1">4. </text:span>cd launcher</text:p>
      <text:p text:style-name="P2"><text:span text:style-name="T22">7.</text:span><text:span text:style-name="T11">Just like we did with Fleet we need to install the dependencies and build the binaries.</text:span></text:p>
      <text:p text:style-name="P13"><text:span text:style-name="T41">1.</text:span>make deps</text:p>
      <text:p text:style-name="P13"><text:soft-page-break/><text:span text:style-name="T41">2.</text:span>make</text:p>
      <text:p text:style-name="P15"><text:span text:style-name="T41">3. <text:s/></text:span>./build/launcher --help</text:p>
      <text:p text:style-name="P2"><text:span text:style-name="T23">7. </text:span><text:span text:style-name="T28">I prefer to utilize the package-builder for deploying osquery to <text:s/>Linux systems. First, make sure you have zip installed.</text:span></text:p>
      <text:p text:style-name="P2"><text:span text:style-name="T22"><text:tab/></text:span><text:span text:style-name="T23">1.make deps</text:span></text:p>
      <text:p text:style-name="P34"><text:tab/>2.make xp</text:p>
      <text:p text:style-name="P34"><text:tab/>3.make deps</text:p>
      <text:p text:style-name="P34"><text:tab/>4.make package-builder</text:p>
      <text:p text:style-name="P34"><text:tab/>For more information about how package-builder works you can run the following commands:</text:p>
      <text:p text:style-name="P2"><text:span text:style-name="T23"><text:tab/><text:tab/></text:span><text:span text:style-name="T24">1. <text:s text:c="2"/></text:span><text:span text:style-name="T23">./build/package-builder --help</text:span></text:p>
      <text:p text:style-name="P17"><text:tab/><text:tab/><text:span text:style-name="T42">2. <text:s/></text:span>./build/package-builder make –help</text:p>
      <text:h text:style-name="P18" text:outline-level="2"><text:bookmark text:name="installing-osquery-on-ubuntu"/><text:span text:style-name="T50">8.</text:span>Installing Osquery on Ubuntu</text:h>
      <text:p text:style-name="P17"><text:tab/><text:span text:style-name="T43">1.</text:span>export OSQUERY_KEY=1484120AC4E9F8A1A577AEEE97A80C63C9D8B80B</text:p>
      <text:p text:style-name="Preformatted_20_Text"><text:span text:style-name="T44"><text:tab/></text:span><text:span text:style-name="T46">2.</text:span><text:span text:style-name="T44">sudo apt-key adv --keyserver </text:span><text:a xlink:type="simple" xlink:href="http://keyserver.ubuntu.com/" text:style-name="Internet_20_link" text:visited-style-name="Visited_20_Internet_20_Link"><text:span text:style-name="T44">keyserver.ubuntu.com</text:span></text:a><text:span text:style-name="T44"> --recv-keys $OSQUERY_KEY</text:span></text:p>
      <text:p text:style-name="Preformatted_20_Text"><text:span text:style-name="T44"><text:tab/></text:span><text:span text:style-name="T46">3.</text:span><text:span text:style-name="T44">sudo add-apt-repository 'deb [arch=amd64] </text:span><text:a xlink:type="simple" xlink:href="https://pkg.osquery.io/deb" text:style-name="Internet_20_link" text:visited-style-name="Visited_20_Internet_20_Link"><text:span text:style-name="T44">https://pkg.osquery.io/deb</text:span></text:a><text:span text:style-name="T44"> deb main'</text:span></text:p>
      <text:p text:style-name="P11"><text:tab/><text:span text:style-name="T43">4.</text:span>sudo apt-get update</text:p>
      <text:p text:style-name="P17"><text:tab/><text:span text:style-name="T43">5.</text:span>sudo apt-get install osquery</text:p>
      <text:p text:style-name="P17"><text:tab/><text:span text:style-name="T43">6.</text:span>Enable the osqueryd daemon:</text:p>
      <text:p text:style-name="P2"><text:span text:style-name="T23"><text:tab/><text:tab/></text:span><text:span text:style-name="T25">1.</text:span><text:span text:style-name="T23">systemctl enable osqueryd</text:span></text:p>
      <text:h text:style-name="P28" text:outline-level="4"><text:span text:style-name="T29">9.</text:span><text:span text:style-name="T30">Generating packages</text:span></text:h>
      <text:p text:style-name="P34"><text:s text:c="6"/>The Launcher also provides easy, robust tooling for creating packages that you can distribute across your fleet:</text:p>
      <text:p text:style-name="P1"><text:span text:style-name="T16"><text:tab/></text:span><text:span text:style-name="T17">1.</text:span><text:span text:style-name="Source_20_Text"><text:span text:style-name="T16"> <text:s/>make package-builder</text:span></text:span></text:p>
      <text:p text:style-name="Preformatted_20_Text"><text:span text:style-name="Source_20_Text"><text:span text:style-name="T44"><text:tab/></text:span></text:span><text:span text:style-name="Source_20_Text"><text:span text:style-name="T47">2.</text:span></text:span><text:span text:style-name="Source_20_Text"><text:span text:style-name="T44"> <text:s/>./build/package-builder make \</text:span></text:span></text:p>
      <text:p text:style-name="Preformatted_20_Text"><text:span text:style-name="Source_20_Text"><text:span text:style-name="T44"><text:s text:c="2"/><text:tab/><text:tab/>--hostname=fleet.acme.net:443 \</text:span></text:span></text:p>
      <text:p text:style-name="P16"><text:span text:style-name="Source_20_Text"><text:span text:style-name="T44"><text:s text:c="2"/><text:tab/><text:tab/>--enroll_secret=32IeN3QLgckHUmMD3iW40kyLdNJcGzP5</text:span></text:span></text:p>
      <text:p text:style-name="P1"><text:span text:style-name="T16"><text:tab/></text:span><text:span text:style-name="Source_20_Text"><text:span text:style-name="T44">--hostname</text:span></text:span><text:span text:style-name="T44">: the hostname of the gRPC server for your environment </text:span></text:p>
      <text:list xml:id="list9067410964511415969" text:style-name="L1">
        <text:list-item>
          <text:p text:style-name="P36"><text:span text:style-name="Source_20_Text"><text:span text:style-name="T44">--enroll_secret</text:span></text:span><text:span text:style-name="T44">: the enroll secret you generated above for your environment </text:span></text:p>
        </text:list-item>
      </text:list>
      <text:h text:style-name="P27" text:outline-level="2"><text:span text:style-name="T29">10. </text:span><text:span text:style-name="T30">Launching osqueryd</text:span></text:h>
      <text:p text:style-name="P3"><text:span text:style-name="T23"><text:tab/></text:span><text:span text:style-name="T26">For <text:s/>launching you need Osquery Enroll Secret key and kolide fleet certificate,</text:span></text:p>
      <text:p text:style-name="P35"><text:tab/><text:tab/>1.open kolide server, choose Add new host on Dashboard</text:p>
      <text:p text:style-name="P10"><text:soft-page-break/><text:span text:style-name="T18"><text:tab/><text:tab/>2.Copy your enrollment secret to </text:span><text:span text:style-name="Source_20_Text"><text:span text:style-name="T18">/etc/osquery/enroll_secret</text:span></text:span></text:p>
      <text:p text:style-name="P10"><text:span text:style-name="T18"><text:tab/><text:tab/>3.Download the osquery server certificate to </text:span><text:span text:style-name="Source_20_Text"><text:span text:style-name="T18">/etc/osquery/kolide.crt</text:span></text:span><text:span text:style-name="T18"> </text:span></text:p>
      <text:p text:style-name="P35"><text:tab/><text:tab/>4. Run below command with proper tls_hostname</text:p>
      <text:p text:style-name="Preformatted_20_Text"><text:span text:style-name="Source_20_Text"><text:span text:style-name="T44">sudo osqueryd \</text:span></text:span></text:p>
      <text:p text:style-name="Preformatted_20_Text"><text:span text:style-name="Source_20_Text"><text:span text:style-name="T44"><text:s/>--enroll_secret_path=/etc/osquery/enroll_secret \</text:span></text:span></text:p>
      <text:p text:style-name="Preformatted_20_Text"><text:span text:style-name="Source_20_Text"><text:span text:style-name="T44"><text:s/>--tls_server_certs=/etc/osquery/kolide.crt \</text:span></text:span></text:p>
      <text:p text:style-name="Preformatted_20_Text"><text:span text:style-name="Source_20_Text"><text:span text:style-name="T44"><text:s/>--tls_hostname=</text:span></text:span><text:span text:style-name="Source_20_Text"><text:span text:style-name="T48">your server hostname</text:span></text:span><text:span text:style-name="Source_20_Text"><text:span text:style-name="T44">\</text:span></text:span></text:p>
      <text:p text:style-name="Preformatted_20_Text"><text:span text:style-name="Source_20_Text"><text:span text:style-name="T44"><text:s/>--host_identifier=uuid \</text:span></text:span></text:p>
      <text:p text:style-name="Preformatted_20_Text"><text:span text:style-name="Source_20_Text"><text:span text:style-name="T44"><text:s/>--enroll_tls_endpoint=/api/v1/osquery/enroll \</text:span></text:span></text:p>
      <text:p text:style-name="Preformatted_20_Text"><text:span text:style-name="Source_20_Text"><text:span text:style-name="T44"><text:s/>--config_plugin=tls \</text:span></text:span></text:p>
      <text:p text:style-name="Preformatted_20_Text"><text:span text:style-name="Source_20_Text"><text:span text:style-name="T44"><text:s/>--config_tls_endpoint=/api/v1/osquery/config \</text:span></text:span></text:p>
      <text:p text:style-name="Preformatted_20_Text"><text:span text:style-name="Source_20_Text"><text:span text:style-name="T44"><text:s/>--config_refresh=10 \</text:span></text:span></text:p>
      <text:p text:style-name="Preformatted_20_Text"><text:span text:style-name="Source_20_Text"><text:span text:style-name="T44"><text:s/>--disable_distributed=false \</text:span></text:span></text:p>
      <text:p text:style-name="Preformatted_20_Text"><text:span text:style-name="Source_20_Text"><text:span text:style-name="T44"><text:s/>--distributed_plugin=tls \</text:span></text:span></text:p>
      <text:p text:style-name="Preformatted_20_Text"><text:span text:style-name="Source_20_Text"><text:span text:style-name="T44"><text:s/>--distributed_interval=10 \</text:span></text:span></text:p>
      <text:p text:style-name="Preformatted_20_Text"><text:span text:style-name="Source_20_Text"><text:span text:style-name="T44"><text:s/>--distributed_tls_max_attempts=3 \</text:span></text:span></text:p>
      <text:p text:style-name="Preformatted_20_Text"><text:span text:style-name="Source_20_Text"><text:span text:style-name="T44"><text:s/>--distributed_tls_read_endpoint=/api/v1/osquery/distributed/read \</text:span></text:span></text:p>
      <text:p text:style-name="Preformatted_20_Text"><text:span text:style-name="Source_20_Text"><text:span text:style-name="T44"><text:s/>--distributed_tls_write_endpoint=/api/v1/osquery/distributed/write \</text:span></text:span></text:p>
      <text:p text:style-name="Preformatted_20_Text"><text:span text:style-name="Source_20_Text"><text:span text:style-name="T44"><text:s/>--logger_plugin=tls \</text:span></text:span></text:p>
      <text:p text:style-name="Preformatted_20_Text"><text:span text:style-name="Source_20_Text"><text:span text:style-name="T44"><text:s/>--logger_tls_endpoint=/api/v1/osquery/log \</text:span></text:span></text:p>
      <text:p text:style-name="P16"><text:span text:style-name="Source_20_Text"><text:span text:style-name="T44"><text:s/>--logger_tls_period=10</text:span></text:span></text:p>
      <text:p text:style-name="P9"><text:span text:style-name="Source_20_Text"><text:span text:style-name="T49">11. Open your kolide server, you can see you host will be added to server</text:span></text:span></text:p>
      <text:p text:style-name="P9"><text:span text:style-name="Source_20_Text"><text:span text:style-name="T49"/></text:span></text:p>
      <text:p text:style-name="P9">Referene:</text:p>
      <text:p text:style-name="P4"><text:a xlink:type="simple" xlink:href="https://www.fertilesecurity.com/kolide/" text:style-name="Internet_20_link" text:visited-style-name="Visited_20_Internet_20_Link">https://www.fertilesecurity.com/kolide/</text:a></text:p>
      <text:p text:style-name="P5"><text:a xlink:type="simple" xlink:href="https://github.com/kolide/fleet/blob/master/docs/infrastructure/adding-hosts-to-fleet.md" text:style-name="Internet_20_link" text:visited-style-name="Visited_20_Internet_20_Link"><text:span text:style-name="T51">https://github.com/kolide/fleet/blob/master/docs/infrastructure/adding-hosts-to-fleet.md</text:span></text:a></text:p>
      <text:p text:style-name="P6"><text:a xlink:type="simple" xlink:href="https://github.com/kolide/fleet/tree/master/docs/development" text:style-name="Internet_20_link" text:visited-style-name="Visited_20_Internet_20_Link">https://github.com/kolide/fleet/tree/master/docs/development</text:a></text:p>
      <text:p text:style-name="P7">for go:</text:p>
      <text:p text:style-name="P7"><text:a xlink:type="simple" xlink:href="https://medium.com/@patdhlk" text:style-name="Internet_20_link" text:visited-style-name="Visited_20_Internet_20_Link">https://medium.com/@patdhlk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20:36.542655310</meta:creation-date>
    <dc:date>2019-09-20T15:30:58.696924274</dc:date>
    <meta:editing-duration>PT32M4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96" meta:word-count="522" meta:character-count="4342" meta:non-whitespace-character-count="3799"/>
  </office:meta>
</office:document-meta>
</file>